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boxjum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960">
            <text:p>96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6]/[.A7]" office:value-type="float" office:value="320">
            <text:p>320</text:p>
          </table:table-cell>
          <table:table-cell table:formula="of:=[.C6]/[.A7]" office:value-type="float" office:value="140">
            <text:p>14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grünerEl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601">
            <text:p>1601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3]/[.A14]" office:value-type="float" office:value="533.666666666667">
            <text:p>533,6666666667</text:p>
          </table:table-cell>
          <table:table-cell table:formula="of:=[.C13]/[.A14]" office:value-type="float" office:value="740">
            <text:p>74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lichterket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4319">
            <text:p>4319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9]/[.A20]" office:value-type="float" office:value="479.888888888889">
            <text:p>479,8888888889</text:p>
          </table:table-cell>
          <table:table-cell table:formula="of:=[.C19]/[.A20]" office:value-type="float" office:value="304.666666666667">
            <text:p>304,66666666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29.11.2020</text:date>, <text:time>15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lf </meta:initial-creator>
    <meta:creation-date>2020-11-24T08:56:33.20</meta:creation-date>
    <meta:generator>OpenOffice/4.0.1$Win32 OpenOffice.org_project/401m5$Build-9714</meta:generator>
    <dc:date>2020-11-29T15:38:48.59</dc:date>
    <dc:creator>manolf </dc:creator>
    <meta:editing-duration>P1DT2H49M19S</meta:editing-duration>
    <meta:editing-cycles>3</meta:editing-cycles>
    <meta:document-statistic meta:table-count="3" meta:cell-count="18" meta:object-count="0"/>
  </office:meta>
</office:document-meta>
</file>